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allelExecutor.throwCaughtExceptions( List &lt; BuildException &gt; thrownException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ParallelExecutor.getTargetsToProcess( Project project , String [ ] targetNam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arallelExecutor.executeTargets( Project project , String [ ] targetNam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arallelExecutor.getSubProjectExecu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llelExecutor.targetFinished( TargetContainer contain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rallelExecutor.sleep( long timeM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rallelExecutor.startWaitingContainer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arallelExecutor.getContainer( String target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rallelExecutor.getStatus( String dep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llelExecutor.buildFinishe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arallelExecutor.unfinishedTarget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